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5C39BAEF.png"/>
  <manifest:file-entry manifest:media-type="image/png" manifest:full-path="Pictures/1000000000000320000002580E1B1ACF.png"/>
  <manifest:file-entry manifest:media-type="image/png" manifest:full-path="Pictures/100000000000032000000258CA0C59C4.png"/>
  <manifest:file-entry manifest:media-type="image/png" manifest:full-path="Pictures/1000000000000320000002588695583A.png"/>
  <manifest:file-entry manifest:media-type="image/png" manifest:full-path="Pictures/10000000000003200000025871EEE600.png"/>
  <manifest:file-entry manifest:media-type="image/png" manifest:full-path="Pictures/10000000000003200000025819812F2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3.859cm"/>
    </style:style>
    <style:style style:name="pr3" style:family="presentation" style:parent-style-name="lyt-techpoly-notes">
      <style:graphic-properties draw:fill-color="#ffffff" draw:auto-grow-height="true" fo:min-height="13.364cm"/>
    </style:style>
    <style:style style:name="P1" style:family="paragraph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mutable.js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list text:style-name="L1">
              <text:list-item>
                <text:p text:style-name="P1">Immutable vs mutable</text:p>
              </text:list-item>
              <text:list-item>
                <text:p text:style-name="P1">Hvorfor immutable.js?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layer="layout" svg:width="16.799cm" svg:height="16.576cm" svg:x="2.1cm" svg:y="14.106cm" presentation:class="notes" presentation:user-transformed="true">
            <draw:text-box>
              <text:p>Immutable objekter kan ikke endres etter at der er opprettet.</text:p>
              <text:p>Javascript støtter begge deler (med freeze for objekter) Strenger er immutable som default</text:p>
              <text:p>Enkelt og lett forståelig kode</text:p>
              <text:p>Man er 100% sikker på at det man får tilbake er immutable (trenger ikke sjekke metoden)</text:p>
              <text:p>React state skal være immutable</text:p>
              <text:p>Freeze tar ikke dypt, men kan utvides med deepfreeze ( rekursiv loop)</text:p>
              <text:p>Immutable.js er persistent. Dvs at originalen ikke blir endret</text:p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endscreen2" xlink:href="Pictures/10000000000003200000025871EEE600.png" xlink:type="simple" xlink:show="embed" xlink:actuate="onLoad"/>
    <draw:fill-image draw:name="bluelinesdark" xlink:href="Pictures/10000000000003200000025819812F21.png" xlink:type="simple" xlink:show="embed" xlink:actuate="onLoad"/>
    <draw:fill-image draw:name="bwmed" xlink:href="Pictures/1000000000000320000002585C39BAEF.png" xlink:type="simple" xlink:show="embed" xlink:actuate="onLoad"/>
    <draw:fill-image draw:name="organic" xlink:href="Pictures/100000000000032000000258CA0C59C4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fill-image draw:name="water" xlink:href="Pictures/1000000000000320000002588695583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en_20_fyll_20_og_20_uten_20_strek" style:display-name="Objekt uten fyll og uten strek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6.7999992370605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organic" style:repeat="stretch"/>
    </style:style>
    <style:style style:name="Mdp4" style:family="drawing-page">
      <style:drawing-page-properties draw:background-size="border" draw:fill="bitmap" draw:fill-image-name="blendscreen2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12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organic" style:page-layout-name="PM1" draw:style-name="Mdp3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1.586cm" svg:x="2.5cm" svg:y="5.514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techpoly" style:page-layout-name="PM1" draw:style-name="Mdp4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59cm" svg:x="1.4cm" svg:y="4.914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alter Dahl</meta:initial-creator>
    <meta:creation-date>2017-04-26T14:17:34.59</meta:creation-date>
    <meta:editing-duration>PT1H2M5S</meta:editing-duration>
    <meta:editing-cycles>3</meta:editing-cycles>
    <dc:date>2017-04-26T15:19:24.09</dc:date>
    <dc:creator>Walter Dahl</dc:creator>
    <meta:generator>OpenOffice/4.1.2$Win32 OpenOffice.org_project/412m3$Build-9782</meta:generator>
    <meta:document-statistic meta:object-count="58"/>
  </office:meta>
</office:document-meta>
</file>